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orkflowEngineImpl.canFire( Transition transition , Workflow workflow , Workflowable workflowab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orkflowEngineImpl.invoke( Workflowable workflowable , Workflow workflow , String ev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WorkflowEngineImpl.canInvoke( Workflowable workflowable , Workflow workflow , String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orkflowEngineImpl.createNewVersion( Workflowable workflowable , Workflow workflow , String event , String destin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WorkflowEngineImpl.getFiringTransitions( Workflowable workflowable , Workflow workflow , String ev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